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254cm" svg:stroke-color="#000000" draw:marker-start="Arrow" draw:marker-start-width="0.679cm" draw:marker-end="Arrow" draw:marker-end-width="0.679cm" draw:textarea-vertical-align="middle" fo:padding-top="0.25cm" fo:padding-bottom="0.25cm" fo:padding-left="0.375cm" fo:padding-right="0.3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5" style:family="graphic" style:parent-style-name="standard">
      <style:graphic-properties draw:stroke="none" svg:stroke-color="#00ae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7" style:family="graphic" style:parent-style-name="standard">
      <style:graphic-properties draw:stroke="none" svg:stroke-color="#00ae00" draw:fill="none" draw:fill-color="#ffffff" draw:textarea-horizontal-align="left" draw:auto-grow-height="true" draw:auto-grow-width="false" fo:min-height="1.274cm" fo:min-width="0cm"/>
    </style:style>
    <style:style style:name="gr8" style:family="graphic" style:parent-style-name="standard">
      <style:graphic-properties svg:stroke-width="0.305cm" svg:stroke-color="#008000" draw:marker-start-width="0.655cm" draw:marker-end-width="0.65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9" style:family="graphic" style:parent-style-name="standard">
      <style:graphic-properties svg:stroke-width="0.305cm" svg:stroke-color="#808000" draw:marker-start-width="0.655cm" draw:marker-end-width="0.65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996633" fo:font-size="26pt" style:font-size-asian="26pt" style:font-size-complex="26pt"/>
    </style:style>
    <style:style style:name="P6" style:family="paragraph">
      <style:text-properties fo:color="#5c8526"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996633" fo:font-size="26pt" style:font-size-asian="26pt" style:font-size-complex="26pt"/>
    </style:style>
    <style:style style:name="T5" style:family="text">
      <style:text-properties fo:color="#5c8526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7cm" svg:height="1.517cm" svg:x="2.572cm" svg:y="1.451cm">
          <draw:text-box>
            <text:p text:style-name="P1"><text:span text:style-name="T1">relative expected species duration</text:span></text:p>
          </draw:text-box>
        </draw:frame>
        <draw:frame draw:style-name="gr2" draw:text-style-name="P2" draw:layer="layout" svg:width="2.703cm" svg:height="1.356cm" svg:x="4.698cm" svg:y="3.872cm">
          <draw:text-box>
            <text:p text:style-name="P2"><text:span text:style-name="T2">short</text:span></text:p>
          </draw:text-box>
        </draw:frame>
        <draw:frame draw:style-name="gr2" draw:text-style-name="P2" draw:layer="layout" svg:width="2.373cm" svg:height="1.356cm" svg:x="17.151cm" svg:y="3.818cm">
          <draw:text-box>
            <text:p text:style-name="P2"><text:span text:style-name="T2">long</text:span></text:p>
          </draw:text-box>
        </draw:frame>
        <draw:line draw:style-name="gr3" draw:text-style-name="P3" draw:layer="layout" svg:x1="8.434cm" svg:y1="4.28cm" svg:x2="15.673cm" svg:y2="4.28cm">
          <text:p/>
        </draw:line>
        <draw:frame draw:style-name="gr2" draw:layer="layout" svg:width="3.605cm" svg:height="1.204cm" svg:x="5.856cm" svg:y="7.658cm">
          <draw:text-box>
            <text:p><text:span text:style-name="T3">arboreal</text:span></text:p>
          </draw:text-box>
        </draw:frame>
        <draw:frame draw:style-name="gr4" draw:text-style-name="P4" draw:layer="layout" svg:width="6.42cm" svg:height="1.204cm" svg:x="11.848cm" svg:y="7.223cm">
          <draw:text-box>
            <text:p text:style-name="P4"><text:span text:style-name="T3">ground dwelling</text:span></text:p>
          </draw:text-box>
        </draw:frame>
        <draw:frame draw:style-name="gr2" draw:text-style-name="P4" draw:layer="layout" svg:width="4.308cm" svg:height="1.204cm" svg:x="11.014cm" svg:y="8.493cm">
          <draw:text-box>
            <text:p text:style-name="P4"><text:span text:style-name="T3">scansorial</text:span></text:p>
          </draw:text-box>
        </draw:frame>
        <draw:frame draw:style-name="gr5" draw:text-style-name="P4" draw:layer="layout" svg:width="4.545cm" svg:height="1.204cm" svg:x="5.548cm" svg:y="12.822cm">
          <draw:text-box>
            <text:p text:style-name="P4"><text:span text:style-name="T3">insectivore</text:span></text:p>
          </draw:text-box>
        </draw:frame>
        <draw:frame draw:style-name="gr5" draw:text-style-name="P4" draw:layer="layout" svg:width="4.028cm" svg:height="1.204cm" svg:x="5.521cm" svg:y="14.346cm">
          <draw:text-box>
            <text:p text:style-name="P4"><text:span text:style-name="T3">herbivore</text:span></text:p>
          </draw:text-box>
        </draw:frame>
        <draw:frame draw:style-name="gr5" draw:text-style-name="P4" draw:layer="layout" svg:width="3.982cm" svg:height="1.204cm" svg:x="10.428cm" svg:y="13.276cm">
          <draw:text-box>
            <text:p text:style-name="P4"><text:span text:style-name="T3">carnivore</text:span></text:p>
          </draw:text-box>
        </draw:frame>
        <draw:frame draw:style-name="gr5" draw:text-style-name="P4" draw:layer="layout" svg:width="3.982cm" svg:height="1.204cm" svg:x="15.035cm" svg:y="13.538cm">
          <draw:text-box>
            <text:p text:style-name="P4"><text:span text:style-name="T3">omnivore</text:span></text:p>
          </draw:text-box>
        </draw:frame>
        <draw:frame draw:style-name="gr6" draw:text-style-name="P5" draw:layer="layout" svg:width="4.668cm" svg:height="1.397cm" draw:transform="rotate (1.5707963267949) translate (2.768cm 10.568cm)">
          <draw:text-box>
            <text:p text:style-name="P5"><text:span text:style-name="T4">locomotor</text:span></text:p>
          </draw:text-box>
        </draw:frame>
        <draw:frame draw:style-name="gr7" draw:text-style-name="P6" draw:layer="layout" svg:width="2.111cm" svg:height="1.524cm" draw:transform="rotate (1.5707963267949) translate (2.935cm 15.119cm)">
          <draw:text-box>
            <text:p text:style-name="P6"><text:span text:style-name="T5">diet</text:span></text:p>
          </draw:text-box>
        </draw:frame>
        <draw:custom-shape draw:style-name="gr8" draw:text-style-name="P3" draw:layer="layout" svg:width="17.399cm" svg:height="5.588cm" svg:x="2.681cm" svg:y="11.7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7.399cm" svg:height="5.588cm" svg:x="2.681cm" svg:y="5.53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17:05:37.011350337</meta:creation-date>
    <dc:date>2016-09-24T17:25:43.240454174</dc:date>
    <meta:editing-duration>PT4M54S</meta:editing-duration>
    <meta:editing-cycles>3</meta:editing-cycles>
    <meta:generator>LibreOffice/4.2.8.2$Linux_X86_64 LibreOffice_project/420m0$Build-2</meta:generator>
    <meta:document-statistic meta:object-count="15"/>
  </office:meta>
</office:document-meta>
</file>